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1.7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ransactions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84">
      <style:table-cell-properties style:rotation-align="none"/>
    </style:style>
    <style:style style:name="ce3" style:family="table-cell" style:parent-style-name="Default" style:data-style-name="N1000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action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955" table:default-cell-style-name="Default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Another trait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07" calcext:value-type="date">
            <text:p>2010-01-07</text:p>
          </table:table-cell>
          <table:table-cell table:style-name="ce3" office:value-type="float" office:value="550060.8" calcext:value-type="float">
            <text:p>550 060,80</text:p>
          </table:table-cell>
          <table:table-cell table:style-name="ce3" office:value-type="float" office:value="11343.8" calcext:value-type="float">
            <text:p>11 343,80</text:p>
          </table:table-cell>
          <table:table-cell office:value-type="string" calcext:value-type="string">
            <text:p>brown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08" calcext:value-type="date">
            <text:p>2010-01-08</text:p>
          </table:table-cell>
          <table:table-cell table:style-name="ce3" office:value-type="float" office:value="236341.18" calcext:value-type="float">
            <text:p>236 341,18</text:p>
          </table:table-cell>
          <table:table-cell table:style-name="ce3" office:value-type="float" office:value="5140.09" calcext:value-type="float">
            <text:p>5 140,09</text:p>
          </table:table-cell>
          <table:table-cell office:value-type="string" calcext:value-type="string">
            <text:p>red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09" calcext:value-type="date">
            <text:p>2010-01-09</text:p>
          </table:table-cell>
          <table:table-cell table:style-name="ce3" office:value-type="float" office:value="422955.71" calcext:value-type="float">
            <text:p>422 955,71</text:p>
          </table:table-cell>
          <table:table-cell table:style-name="ce3" office:value-type="float" office:value="8239.93" calcext:value-type="float">
            <text:p>8 239,93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10" calcext:value-type="date">
            <text:p>2010-01-10</text:p>
          </table:table-cell>
          <table:table-cell table:style-name="ce3" office:value-type="float" office:value="372950.9" calcext:value-type="float">
            <text:p>372 950,90</text:p>
          </table:table-cell>
          <table:table-cell table:style-name="ce3" office:value-type="float" office:value="4462.2" calcext:value-type="float">
            <text:p>4 462,20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11" calcext:value-type="date">
            <text:p>2010-01-11</text:p>
          </table:table-cell>
          <table:table-cell table:style-name="ce3" office:value-type="float" office:value="519398.16" calcext:value-type="float">
            <text:p>519 398,16</text:p>
          </table:table-cell>
          <table:table-cell table:style-name="ce3" office:value-type="float" office:value="12405.02" calcext:value-type="float">
            <text:p>12 405,02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12" calcext:value-type="date">
            <text:p>2010-01-12</text:p>
          </table:table-cell>
          <table:table-cell table:style-name="ce3" office:value-type="float" office:value="264681.11" calcext:value-type="float">
            <text:p>264 681,11</text:p>
          </table:table-cell>
          <table:table-cell table:style-name="ce3" office:value-type="float" office:value="3376.03" calcext:value-type="float">
            <text:p>3 376,03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13" calcext:value-type="date">
            <text:p>2010-01-13</text:p>
          </table:table-cell>
          <table:table-cell table:style-name="ce3" office:value-type="float" office:value="471035.77" calcext:value-type="float">
            <text:p>471 035,77</text:p>
          </table:table-cell>
          <table:table-cell table:style-name="ce3" office:value-type="float" office:value="13283.58" calcext:value-type="float">
            <text:p>13 283,58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14" calcext:value-type="date">
            <text:p>2010-01-14</text:p>
          </table:table-cell>
          <table:table-cell table:style-name="ce3" office:value-type="float" office:value="432101.14" calcext:value-type="float">
            <text:p>432 101,14</text:p>
          </table:table-cell>
          <table:table-cell table:style-name="ce3" office:value-type="float" office:value="22470.16" calcext:value-type="float">
            <text:p>22 470,16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15" calcext:value-type="date">
            <text:p>2010-01-15</text:p>
          </table:table-cell>
          <table:table-cell table:style-name="ce3" office:value-type="float" office:value="526013.49" calcext:value-type="float">
            <text:p>526 013,49</text:p>
          </table:table-cell>
          <table:table-cell table:style-name="ce3" office:value-type="float" office:value="7261.37" calcext:value-type="float">
            <text:p>7 261,37</text:p>
          </table:table-cell>
          <table:table-cell office:value-type="string" calcext:value-type="string">
            <text:p>red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16" calcext:value-type="date">
            <text:p>2010-01-16</text:p>
          </table:table-cell>
          <table:table-cell table:style-name="ce3" office:value-type="float" office:value="490907.98" calcext:value-type="float">
            <text:p>490 907,98</text:p>
          </table:table-cell>
          <table:table-cell table:style-name="ce3" office:value-type="float" office:value="9804.43" calcext:value-type="float">
            <text:p>9 804,43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17" calcext:value-type="date">
            <text:p>2010-01-17</text:p>
          </table:table-cell>
          <table:table-cell table:style-name="ce3" office:value-type="float" office:value="368354.59" calcext:value-type="float">
            <text:p>368 354,59</text:p>
          </table:table-cell>
          <table:table-cell table:style-name="ce3" office:value-type="float" office:value="5959.47" calcext:value-type="float">
            <text:p>5 959,47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18" calcext:value-type="date">
            <text:p>2010-01-18</text:p>
          </table:table-cell>
          <table:table-cell table:style-name="ce3" office:value-type="float" office:value="571004.15" calcext:value-type="float">
            <text:p>571 004,15</text:p>
          </table:table-cell>
          <table:table-cell table:style-name="ce3" office:value-type="float" office:value="6777.5" calcext:value-type="float">
            <text:p>6 777,50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19" calcext:value-type="date">
            <text:p>2010-01-19</text:p>
          </table:table-cell>
          <table:table-cell table:style-name="ce3" office:value-type="float" office:value="508355.82" calcext:value-type="float">
            <text:p>508 355,82</text:p>
          </table:table-cell>
          <table:table-cell table:style-name="ce3" office:value-type="float" office:value="11803.01" calcext:value-type="float">
            <text:p>11 803,01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20" calcext:value-type="date">
            <text:p>2010-01-20</text:p>
          </table:table-cell>
          <table:table-cell table:style-name="ce3" office:value-type="float" office:value="149937.62" calcext:value-type="float">
            <text:p>149 937,62</text:p>
          </table:table-cell>
          <table:table-cell table:style-name="ce3" office:value-type="float" office:value="4260.8" calcext:value-type="float">
            <text:p>4 260,80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21" calcext:value-type="date">
            <text:p>2010-01-21</text:p>
          </table:table-cell>
          <table:table-cell table:style-name="ce3" office:value-type="float" office:value="560098.02" calcext:value-type="float">
            <text:p>560 098,02</text:p>
          </table:table-cell>
          <table:table-cell table:style-name="ce3" office:value-type="float" office:value="9125.09" calcext:value-type="float">
            <text:p>9 125,09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22" calcext:value-type="date">
            <text:p>2010-01-22</text:p>
          </table:table-cell>
          <table:table-cell table:style-name="ce3" office:value-type="float" office:value="281118.11" calcext:value-type="float">
            <text:p>281 118,11</text:p>
          </table:table-cell>
          <table:table-cell table:style-name="ce3" office:value-type="float" office:value="8503.27" calcext:value-type="float">
            <text:p>8 503,27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24" calcext:value-type="date">
            <text:p>2010-01-24</text:p>
          </table:table-cell>
          <table:table-cell table:style-name="ce3" office:value-type="float" office:value="352779.19" calcext:value-type="float">
            <text:p>352 779,19</text:p>
          </table:table-cell>
          <table:table-cell table:style-name="ce3" office:value-type="float" office:value="5762.48" calcext:value-type="float">
            <text:p>5 762,48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25" calcext:value-type="date">
            <text:p>2010-01-25</text:p>
          </table:table-cell>
          <table:table-cell table:style-name="ce3" office:value-type="float" office:value="403985.68" calcext:value-type="float">
            <text:p>403 985,68</text:p>
          </table:table-cell>
          <table:table-cell table:style-name="ce3" office:value-type="float" office:value="4977.65" calcext:value-type="float">
            <text:p>4 977,65</text:p>
          </table:table-cell>
          <table:table-cell office:value-type="string" calcext:value-type="string">
            <text:p>whit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27" calcext:value-type="date">
            <text:p>2010-01-27</text:p>
          </table:table-cell>
          <table:table-cell table:style-name="ce3" office:value-type="float" office:value="410101.03" calcext:value-type="float">
            <text:p>410 101,03</text:p>
          </table:table-cell>
          <table:table-cell table:style-name="ce3" office:value-type="float" office:value="5246.94" calcext:value-type="float">
            <text:p>5 246,94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28" calcext:value-type="date">
            <text:p>2010-01-28</text:p>
          </table:table-cell>
          <table:table-cell table:style-name="ce3" office:value-type="float" office:value="323727.84" calcext:value-type="float">
            <text:p>323 727,84</text:p>
          </table:table-cell>
          <table:table-cell table:style-name="ce3" office:value-type="float" office:value="4394.89" calcext:value-type="float">
            <text:p>4 394,89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29" calcext:value-type="date">
            <text:p>2010-01-29</text:p>
          </table:table-cell>
          <table:table-cell table:style-name="ce3" office:value-type="float" office:value="548623.75" calcext:value-type="float">
            <text:p>548 623,75</text:p>
          </table:table-cell>
          <table:table-cell table:style-name="ce3" office:value-type="float" office:value="5794.51" calcext:value-type="float">
            <text:p>5 794,51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30" calcext:value-type="date">
            <text:p>2010-01-30</text:p>
          </table:table-cell>
          <table:table-cell table:style-name="ce3" office:value-type="float" office:value="413429.91" calcext:value-type="float">
            <text:p>413 429,91</text:p>
          </table:table-cell>
          <table:table-cell table:style-name="ce3" office:value-type="float" office:value="5778.2" calcext:value-type="float">
            <text:p>5 778,20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1-31" calcext:value-type="date">
            <text:p>2010-01-31</text:p>
          </table:table-cell>
          <table:table-cell table:style-name="ce3" office:value-type="float" office:value="324537.82" calcext:value-type="float">
            <text:p>324 537,82</text:p>
          </table:table-cell>
          <table:table-cell table:style-name="ce3" office:value-type="float" office:value="4030.52" calcext:value-type="float">
            <text:p>4 030,52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01" calcext:value-type="date">
            <text:p>2010-02-01</text:p>
          </table:table-cell>
          <table:table-cell table:style-name="ce3" office:value-type="float" office:value="473075.07" calcext:value-type="float">
            <text:p>473 075,07</text:p>
          </table:table-cell>
          <table:table-cell table:style-name="ce3" office:value-type="float" office:value="5102.74" calcext:value-type="float">
            <text:p>5 102,74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02" calcext:value-type="date">
            <text:p>2010-02-02</text:p>
          </table:table-cell>
          <table:table-cell table:style-name="ce3" office:value-type="float" office:value="339724.62" calcext:value-type="float">
            <text:p>339 724,62</text:p>
          </table:table-cell>
          <table:table-cell table:style-name="ce3" office:value-type="float" office:value="5771.74" calcext:value-type="float">
            <text:p>5 771,74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03" calcext:value-type="date">
            <text:p>2010-02-03</text:p>
          </table:table-cell>
          <table:table-cell table:style-name="ce3" office:value-type="float" office:value="443233.11" calcext:value-type="float">
            <text:p>443 233,11</text:p>
          </table:table-cell>
          <table:table-cell table:style-name="ce3" office:value-type="float" office:value="6316.56" calcext:value-type="float">
            <text:p>6 316,56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04" calcext:value-type="date">
            <text:p>2010-02-04</text:p>
          </table:table-cell>
          <table:table-cell table:style-name="ce3" office:value-type="float" office:value="426391.14" calcext:value-type="float">
            <text:p>426 391,14</text:p>
          </table:table-cell>
          <table:table-cell table:style-name="ce3" office:value-type="float" office:value="5155.25" calcext:value-type="float">
            <text:p>5 155,25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05" calcext:value-type="date">
            <text:p>2010-02-05</text:p>
          </table:table-cell>
          <table:table-cell table:style-name="ce3" office:value-type="float" office:value="425907.85" calcext:value-type="float">
            <text:p>425 907,85</text:p>
          </table:table-cell>
          <table:table-cell table:style-name="ce3" office:value-type="float" office:value="6994.71" calcext:value-type="float">
            <text:p>6 994,71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06" calcext:value-type="date">
            <text:p>2010-02-06</text:p>
          </table:table-cell>
          <table:table-cell table:style-name="ce3" office:value-type="float" office:value="444124.57" calcext:value-type="float">
            <text:p>444 124,57</text:p>
          </table:table-cell>
          <table:table-cell table:style-name="ce3" office:value-type="float" office:value="6915.67" calcext:value-type="float">
            <text:p>6 915,67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07" calcext:value-type="date">
            <text:p>2010-02-07</text:p>
          </table:table-cell>
          <table:table-cell table:style-name="ce3" office:value-type="float" office:value="353874.01" calcext:value-type="float">
            <text:p>353 874,01</text:p>
          </table:table-cell>
          <table:table-cell table:style-name="ce3" office:value-type="float" office:value="5179.65" calcext:value-type="float">
            <text:p>5 179,65</text:p>
          </table:table-cell>
          <table:table-cell office:value-type="string" calcext:value-type="string">
            <text:p>brown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08" calcext:value-type="date">
            <text:p>2010-02-08</text:p>
          </table:table-cell>
          <table:table-cell table:style-name="ce3" office:value-type="float" office:value="338544.6" calcext:value-type="float">
            <text:p>338 544,60</text:p>
          </table:table-cell>
          <table:table-cell table:style-name="ce3" office:value-type="float" office:value="6504.22" calcext:value-type="float">
            <text:p>6 504,22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09" calcext:value-type="date">
            <text:p>2010-02-09</text:p>
          </table:table-cell>
          <table:table-cell table:style-name="ce3" office:value-type="float" office:value="524191.87" calcext:value-type="float">
            <text:p>524 191,87</text:p>
          </table:table-cell>
          <table:table-cell table:style-name="ce3" office:value-type="float" office:value="7364.31" calcext:value-type="float">
            <text:p>7 364,31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10" calcext:value-type="date">
            <text:p>2010-02-10</text:p>
          </table:table-cell>
          <table:table-cell table:style-name="ce3" office:value-type="float" office:value="349736.26" calcext:value-type="float">
            <text:p>349 736,26</text:p>
          </table:table-cell>
          <table:table-cell table:style-name="ce3" office:value-type="float" office:value="8480.51" calcext:value-type="float">
            <text:p>8 480,51</text:p>
          </table:table-cell>
          <table:table-cell office:value-type="string" calcext:value-type="string">
            <text:p>red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11" calcext:value-type="date">
            <text:p>2010-02-11</text:p>
          </table:table-cell>
          <table:table-cell table:style-name="ce3" office:value-type="float" office:value="357738.28" calcext:value-type="float">
            <text:p>357 738,28</text:p>
          </table:table-cell>
          <table:table-cell table:style-name="ce3" office:value-type="float" office:value="5378.71" calcext:value-type="float">
            <text:p>5 378,71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12" calcext:value-type="date">
            <text:p>2010-02-12</text:p>
          </table:table-cell>
          <table:table-cell table:style-name="ce3" office:value-type="float" office:value="336565.9" calcext:value-type="float">
            <text:p>336 565,90</text:p>
          </table:table-cell>
          <table:table-cell table:style-name="ce3" office:value-type="float" office:value="7355.02" calcext:value-type="float">
            <text:p>7 355,02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13" calcext:value-type="date">
            <text:p>2010-02-13</text:p>
          </table:table-cell>
          <table:table-cell table:style-name="ce3" office:value-type="float" office:value="373703.25" calcext:value-type="float">
            <text:p>373 703,25</text:p>
          </table:table-cell>
          <table:table-cell table:style-name="ce3" office:value-type="float" office:value="7990.23" calcext:value-type="float">
            <text:p>7 990,23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14" calcext:value-type="date">
            <text:p>2010-02-14</text:p>
          </table:table-cell>
          <table:table-cell table:style-name="ce3" office:value-type="float" office:value="457146.15" calcext:value-type="float">
            <text:p>457 146,15</text:p>
          </table:table-cell>
          <table:table-cell table:style-name="ce3" office:value-type="float" office:value="15714.89" calcext:value-type="float">
            <text:p>15 714,89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15" calcext:value-type="date">
            <text:p>2010-02-15</text:p>
          </table:table-cell>
          <table:table-cell table:style-name="ce3" office:value-type="float" office:value="385468.86" calcext:value-type="float">
            <text:p>385 468,86</text:p>
          </table:table-cell>
          <table:table-cell table:style-name="ce3" office:value-type="float" office:value="6586.96" calcext:value-type="float">
            <text:p>6 586,96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16" calcext:value-type="date">
            <text:p>2010-02-16</text:p>
          </table:table-cell>
          <table:table-cell table:style-name="ce3" office:value-type="float" office:value="292746.49" calcext:value-type="float">
            <text:p>292 746,49</text:p>
          </table:table-cell>
          <table:table-cell table:style-name="ce3" office:value-type="float" office:value="3465.28" calcext:value-type="float">
            <text:p>3 465,28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17" calcext:value-type="date">
            <text:p>2010-02-17</text:p>
          </table:table-cell>
          <table:table-cell table:style-name="ce3" office:value-type="float" office:value="328337.93" calcext:value-type="float">
            <text:p>328 337,93</text:p>
          </table:table-cell>
          <table:table-cell table:style-name="ce3" office:value-type="float" office:value="6496.6" calcext:value-type="float">
            <text:p>6 496,60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18" calcext:value-type="date">
            <text:p>2010-02-18</text:p>
          </table:table-cell>
          <table:table-cell table:style-name="ce3" office:value-type="float" office:value="458426.63" calcext:value-type="float">
            <text:p>458 426,63</text:p>
          </table:table-cell>
          <table:table-cell table:style-name="ce3" office:value-type="float" office:value="9590.52" calcext:value-type="float">
            <text:p>9 590,52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19" calcext:value-type="date">
            <text:p>2010-02-19</text:p>
          </table:table-cell>
          <table:table-cell table:style-name="ce3" office:value-type="float" office:value="347857.39" calcext:value-type="float">
            <text:p>347 857,39</text:p>
          </table:table-cell>
          <table:table-cell table:style-name="ce3" office:value-type="float" office:value="6009.98" calcext:value-type="float">
            <text:p>6 009,98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20" calcext:value-type="date">
            <text:p>2010-02-20</text:p>
          </table:table-cell>
          <table:table-cell table:style-name="ce3" office:value-type="float" office:value="409625.19" calcext:value-type="float">
            <text:p>409 625,19</text:p>
          </table:table-cell>
          <table:table-cell table:style-name="ce3" office:value-type="float" office:value="5065.86" calcext:value-type="float">
            <text:p>5 065,86</text:p>
          </table:table-cell>
          <table:table-cell office:value-type="string" calcext:value-type="string">
            <text:p>red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21" calcext:value-type="date">
            <text:p>2010-02-21</text:p>
          </table:table-cell>
          <table:table-cell table:style-name="ce3" office:value-type="float" office:value="422318.37" calcext:value-type="float">
            <text:p>422 318,37</text:p>
          </table:table-cell>
          <table:table-cell table:style-name="ce3" office:value-type="float" office:value="5407.41" calcext:value-type="float">
            <text:p>5 407,41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22" calcext:value-type="date">
            <text:p>2010-02-22</text:p>
          </table:table-cell>
          <table:table-cell table:style-name="ce3" office:value-type="float" office:value="465763.27" calcext:value-type="float">
            <text:p>465 763,27</text:p>
          </table:table-cell>
          <table:table-cell table:style-name="ce3" office:value-type="float" office:value="16736.01" calcext:value-type="float">
            <text:p>16 736,01</text:p>
          </table:table-cell>
          <table:table-cell office:value-type="string" calcext:value-type="string">
            <text:p>red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23" calcext:value-type="date">
            <text:p>2010-02-23</text:p>
          </table:table-cell>
          <table:table-cell table:style-name="ce3" office:value-type="float" office:value="483846.72" calcext:value-type="float">
            <text:p>483 846,72</text:p>
          </table:table-cell>
          <table:table-cell table:style-name="ce3" office:value-type="float" office:value="16101.39" calcext:value-type="float">
            <text:p>16 101,39</text:p>
          </table:table-cell>
          <table:table-cell office:value-type="string" calcext:value-type="string">
            <text:p>whit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24" calcext:value-type="date">
            <text:p>2010-02-24</text:p>
          </table:table-cell>
          <table:table-cell table:style-name="ce3" office:value-type="float" office:value="617501.84" calcext:value-type="float">
            <text:p>617 501,84</text:p>
          </table:table-cell>
          <table:table-cell table:style-name="ce3" office:value-type="float" office:value="23223.09" calcext:value-type="float">
            <text:p>23 223,09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26" calcext:value-type="date">
            <text:p>2010-02-26</text:p>
          </table:table-cell>
          <table:table-cell table:style-name="ce3" office:value-type="float" office:value="322844.11" calcext:value-type="float">
            <text:p>322 844,11</text:p>
          </table:table-cell>
          <table:table-cell table:style-name="ce3" office:value-type="float" office:value="6133.06" calcext:value-type="float">
            <text:p>6 133,06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27" calcext:value-type="date">
            <text:p>2010-02-27</text:p>
          </table:table-cell>
          <table:table-cell table:style-name="ce3" office:value-type="float" office:value="361582.55" calcext:value-type="float">
            <text:p>361 582,55</text:p>
          </table:table-cell>
          <table:table-cell table:style-name="ce3" office:value-type="float" office:value="5354.4" calcext:value-type="float">
            <text:p>5 354,40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2-28" calcext:value-type="date">
            <text:p>2010-02-28</text:p>
          </table:table-cell>
          <table:table-cell table:style-name="ce3" office:value-type="float" office:value="486711.49" calcext:value-type="float">
            <text:p>486 711,49</text:p>
          </table:table-cell>
          <table:table-cell table:style-name="ce3" office:value-type="float" office:value="8577.93" calcext:value-type="float">
            <text:p>8 577,93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01" calcext:value-type="date">
            <text:p>2010-03-01</text:p>
          </table:table-cell>
          <table:table-cell table:style-name="ce3" office:value-type="float" office:value="566856.21" calcext:value-type="float">
            <text:p>566 856,21</text:p>
          </table:table-cell>
          <table:table-cell table:style-name="ce3" office:value-type="float" office:value="13435.8" calcext:value-type="float">
            <text:p>13 435,80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02" calcext:value-type="date">
            <text:p>2010-03-02</text:p>
          </table:table-cell>
          <table:table-cell table:style-name="ce3" office:value-type="float" office:value="454768.13" calcext:value-type="float">
            <text:p>454 768,13</text:p>
          </table:table-cell>
          <table:table-cell table:style-name="ce3" office:value-type="float" office:value="14251.59" calcext:value-type="float">
            <text:p>14 251,59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03" calcext:value-type="date">
            <text:p>2010-03-03</text:p>
          </table:table-cell>
          <table:table-cell table:style-name="ce3" office:value-type="float" office:value="316431.89" calcext:value-type="float">
            <text:p>316 431,89</text:p>
          </table:table-cell>
          <table:table-cell table:style-name="ce3" office:value-type="float" office:value="5798.64" calcext:value-type="float">
            <text:p>5 798,64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04" calcext:value-type="date">
            <text:p>2010-03-04</text:p>
          </table:table-cell>
          <table:table-cell table:style-name="ce3" office:value-type="float" office:value="430111.64" calcext:value-type="float">
            <text:p>430 111,64</text:p>
          </table:table-cell>
          <table:table-cell table:style-name="ce3" office:value-type="float" office:value="4965.5" calcext:value-type="float">
            <text:p>4 965,50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05" calcext:value-type="date">
            <text:p>2010-03-05</text:p>
          </table:table-cell>
          <table:table-cell table:style-name="ce3" office:value-type="float" office:value="321017.99" calcext:value-type="float">
            <text:p>321 017,99</text:p>
          </table:table-cell>
          <table:table-cell table:style-name="ce3" office:value-type="float" office:value="4570.95" calcext:value-type="float">
            <text:p>4 570,95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06" calcext:value-type="date">
            <text:p>2010-03-06</text:p>
          </table:table-cell>
          <table:table-cell table:style-name="ce3" office:value-type="float" office:value="377295.09" calcext:value-type="float">
            <text:p>377 295,09</text:p>
          </table:table-cell>
          <table:table-cell table:style-name="ce3" office:value-type="float" office:value="18650.28" calcext:value-type="float">
            <text:p>18 650,28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07" calcext:value-type="date">
            <text:p>2010-03-07</text:p>
          </table:table-cell>
          <table:table-cell table:style-name="ce3" office:value-type="float" office:value="414710" calcext:value-type="float">
            <text:p>414 710,00</text:p>
          </table:table-cell>
          <table:table-cell table:style-name="ce3" office:value-type="float" office:value="7580.15" calcext:value-type="float">
            <text:p>7 580,15</text:p>
          </table:table-cell>
          <table:table-cell office:value-type="string" calcext:value-type="string">
            <text:p>whit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08" calcext:value-type="date">
            <text:p>2010-03-08</text:p>
          </table:table-cell>
          <table:table-cell table:style-name="ce3" office:value-type="float" office:value="340091.89" calcext:value-type="float">
            <text:p>340 091,89</text:p>
          </table:table-cell>
          <table:table-cell table:style-name="ce3" office:value-type="float" office:value="6749.19" calcext:value-type="float">
            <text:p>6 749,19</text:p>
          </table:table-cell>
          <table:table-cell office:value-type="string" calcext:value-type="string">
            <text:p>brown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09" calcext:value-type="date">
            <text:p>2010-03-09</text:p>
          </table:table-cell>
          <table:table-cell table:style-name="ce3" office:value-type="float" office:value="206096.5" calcext:value-type="float">
            <text:p>206 096,50</text:p>
          </table:table-cell>
          <table:table-cell table:style-name="ce3" office:value-type="float" office:value="3325.75" calcext:value-type="float">
            <text:p>3 325,75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10" calcext:value-type="date">
            <text:p>2010-03-10</text:p>
          </table:table-cell>
          <table:table-cell table:style-name="ce3" office:value-type="float" office:value="235655.08" calcext:value-type="float">
            <text:p>235 655,08</text:p>
          </table:table-cell>
          <table:table-cell table:style-name="ce3" office:value-type="float" office:value="6285.81" calcext:value-type="float">
            <text:p>6 285,81</text:p>
          </table:table-cell>
          <table:table-cell office:value-type="string" calcext:value-type="string">
            <text:p>red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11" calcext:value-type="date">
            <text:p>2010-03-11</text:p>
          </table:table-cell>
          <table:table-cell table:style-name="ce3" office:value-type="float" office:value="387177.08" calcext:value-type="float">
            <text:p>387 177,08</text:p>
          </table:table-cell>
          <table:table-cell table:style-name="ce3" office:value-type="float" office:value="7245.08" calcext:value-type="float">
            <text:p>7 245,08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12" calcext:value-type="date">
            <text:p>2010-03-12</text:p>
          </table:table-cell>
          <table:table-cell table:style-name="ce3" office:value-type="float" office:value="432653.15" calcext:value-type="float">
            <text:p>432 653,15</text:p>
          </table:table-cell>
          <table:table-cell table:style-name="ce3" office:value-type="float" office:value="3642.47" calcext:value-type="float">
            <text:p>3 642,47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13" calcext:value-type="date">
            <text:p>2010-03-13</text:p>
          </table:table-cell>
          <table:table-cell table:style-name="ce3" office:value-type="float" office:value="354394.35" calcext:value-type="float">
            <text:p>354 394,35</text:p>
          </table:table-cell>
          <table:table-cell table:style-name="ce3" office:value-type="float" office:value="5014.78" calcext:value-type="float">
            <text:p>5 014,78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14" calcext:value-type="date">
            <text:p>2010-03-14</text:p>
          </table:table-cell>
          <table:table-cell table:style-name="ce3" office:value-type="float" office:value="574488.55" calcext:value-type="float">
            <text:p>574 488,55</text:p>
          </table:table-cell>
          <table:table-cell table:style-name="ce3" office:value-type="float" office:value="6527.54" calcext:value-type="float">
            <text:p>6 527,54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15" calcext:value-type="date">
            <text:p>2010-03-15</text:p>
          </table:table-cell>
          <table:table-cell table:style-name="ce3" office:value-type="float" office:value="516612.8" calcext:value-type="float">
            <text:p>516 612,80</text:p>
          </table:table-cell>
          <table:table-cell table:style-name="ce3" office:value-type="float" office:value="6904.74" calcext:value-type="float">
            <text:p>6 904,74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16" calcext:value-type="date">
            <text:p>2010-03-16</text:p>
          </table:table-cell>
          <table:table-cell table:style-name="ce3" office:value-type="float" office:value="238319.03" calcext:value-type="float">
            <text:p>238 319,03</text:p>
          </table:table-cell>
          <table:table-cell table:style-name="ce3" office:value-type="float" office:value="4879.59" calcext:value-type="float">
            <text:p>4 879,59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17" calcext:value-type="date">
            <text:p>2010-03-17</text:p>
          </table:table-cell>
          <table:table-cell table:style-name="ce3" office:value-type="float" office:value="463680.82" calcext:value-type="float">
            <text:p>463 680,82</text:p>
          </table:table-cell>
          <table:table-cell table:style-name="ce3" office:value-type="float" office:value="7402.31" calcext:value-type="float">
            <text:p>7 402,31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18" calcext:value-type="date">
            <text:p>2010-03-18</text:p>
          </table:table-cell>
          <table:table-cell table:style-name="ce3" office:value-type="float" office:value="388748.19" calcext:value-type="float">
            <text:p>388 748,19</text:p>
          </table:table-cell>
          <table:table-cell table:style-name="ce3" office:value-type="float" office:value="5911.62" calcext:value-type="float">
            <text:p>5 911,62</text:p>
          </table:table-cell>
          <table:table-cell office:value-type="string" calcext:value-type="string">
            <text:p>brown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19" calcext:value-type="date">
            <text:p>2010-03-19</text:p>
          </table:table-cell>
          <table:table-cell table:style-name="ce3" office:value-type="float" office:value="277964.09" calcext:value-type="float">
            <text:p>277 964,09</text:p>
          </table:table-cell>
          <table:table-cell table:style-name="ce3" office:value-type="float" office:value="4535.97" calcext:value-type="float">
            <text:p>4 535,97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20" calcext:value-type="date">
            <text:p>2010-03-20</text:p>
          </table:table-cell>
          <table:table-cell table:style-name="ce3" office:value-type="float" office:value="393928.62" calcext:value-type="float">
            <text:p>393 928,62</text:p>
          </table:table-cell>
          <table:table-cell table:style-name="ce3" office:value-type="float" office:value="6044.63" calcext:value-type="float">
            <text:p>6 044,63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21" calcext:value-type="date">
            <text:p>2010-03-21</text:p>
          </table:table-cell>
          <table:table-cell table:style-name="ce3" office:value-type="float" office:value="366724.91" calcext:value-type="float">
            <text:p>366 724,91</text:p>
          </table:table-cell>
          <table:table-cell table:style-name="ce3" office:value-type="float" office:value="8185.82" calcext:value-type="float">
            <text:p>8 185,82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22" calcext:value-type="date">
            <text:p>2010-03-22</text:p>
          </table:table-cell>
          <table:table-cell table:style-name="ce3" office:value-type="float" office:value="348279.48" calcext:value-type="float">
            <text:p>348 279,48</text:p>
          </table:table-cell>
          <table:table-cell table:style-name="ce3" office:value-type="float" office:value="5149.78" calcext:value-type="float">
            <text:p>5 149,78</text:p>
          </table:table-cell>
          <table:table-cell office:value-type="string" calcext:value-type="string">
            <text:p>red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23" calcext:value-type="date">
            <text:p>2010-03-23</text:p>
          </table:table-cell>
          <table:table-cell table:style-name="ce3" office:value-type="float" office:value="380589.92" calcext:value-type="float">
            <text:p>380 589,92</text:p>
          </table:table-cell>
          <table:table-cell table:style-name="ce3" office:value-type="float" office:value="8661.58" calcext:value-type="float">
            <text:p>8 661,58</text:p>
          </table:table-cell>
          <table:table-cell office:value-type="string" calcext:value-type="string">
            <text:p>red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24" calcext:value-type="date">
            <text:p>2010-03-24</text:p>
          </table:table-cell>
          <table:table-cell table:style-name="ce3" office:value-type="float" office:value="312788.98" calcext:value-type="float">
            <text:p>312 788,98</text:p>
          </table:table-cell>
          <table:table-cell table:style-name="ce3" office:value-type="float" office:value="5154.73" calcext:value-type="float">
            <text:p>5 154,73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25" calcext:value-type="date">
            <text:p>2010-03-25</text:p>
          </table:table-cell>
          <table:table-cell table:style-name="ce3" office:value-type="float" office:value="505042.22" calcext:value-type="float">
            <text:p>505 042,22</text:p>
          </table:table-cell>
          <table:table-cell table:style-name="ce3" office:value-type="float" office:value="10847.13" calcext:value-type="float">
            <text:p>10 847,13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26" calcext:value-type="date">
            <text:p>2010-03-26</text:p>
          </table:table-cell>
          <table:table-cell table:style-name="ce3" office:value-type="float" office:value="466867.52" calcext:value-type="float">
            <text:p>466 867,52</text:p>
          </table:table-cell>
          <table:table-cell table:style-name="ce3" office:value-type="float" office:value="8143.51" calcext:value-type="float">
            <text:p>8 143,51</text:p>
          </table:table-cell>
          <table:table-cell office:value-type="string" calcext:value-type="string">
            <text:p>red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27" calcext:value-type="date">
            <text:p>2010-03-27</text:p>
          </table:table-cell>
          <table:table-cell table:style-name="ce3" office:value-type="float" office:value="444303.82" calcext:value-type="float">
            <text:p>444 303,82</text:p>
          </table:table-cell>
          <table:table-cell table:style-name="ce3" office:value-type="float" office:value="7634.09" calcext:value-type="float">
            <text:p>7 634,09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28" calcext:value-type="date">
            <text:p>2010-03-28</text:p>
          </table:table-cell>
          <table:table-cell table:style-name="ce3" office:value-type="float" office:value="515351.83" calcext:value-type="float">
            <text:p>515 351,83</text:p>
          </table:table-cell>
          <table:table-cell table:style-name="ce3" office:value-type="float" office:value="7656.39" calcext:value-type="float">
            <text:p>7 656,39</text:p>
          </table:table-cell>
          <table:table-cell office:value-type="string" calcext:value-type="string">
            <text:p>red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29" calcext:value-type="date">
            <text:p>2010-03-29</text:p>
          </table:table-cell>
          <table:table-cell table:style-name="ce3" office:value-type="float" office:value="458786.03" calcext:value-type="float">
            <text:p>458 786,03</text:p>
          </table:table-cell>
          <table:table-cell table:style-name="ce3" office:value-type="float" office:value="8855.16" calcext:value-type="float">
            <text:p>8 855,16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30" calcext:value-type="date">
            <text:p>2010-03-30</text:p>
          </table:table-cell>
          <table:table-cell table:style-name="ce3" office:value-type="float" office:value="416041.83" calcext:value-type="float">
            <text:p>416 041,83</text:p>
          </table:table-cell>
          <table:table-cell table:style-name="ce3" office:value-type="float" office:value="12164.97" calcext:value-type="float">
            <text:p>12 164,97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3-31" calcext:value-type="date">
            <text:p>2010-03-31</text:p>
          </table:table-cell>
          <table:table-cell table:style-name="ce3" office:value-type="float" office:value="480248.55" calcext:value-type="float">
            <text:p>480 248,55</text:p>
          </table:table-cell>
          <table:table-cell table:style-name="ce3" office:value-type="float" office:value="11111.72" calcext:value-type="float">
            <text:p>11 111,72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4-01" calcext:value-type="date">
            <text:p>2010-04-01</text:p>
          </table:table-cell>
          <table:table-cell table:style-name="ce3" office:value-type="float" office:value="168333.81" calcext:value-type="float">
            <text:p>168 333,81</text:p>
          </table:table-cell>
          <table:table-cell table:style-name="ce3" office:value-type="float" office:value="3822.29" calcext:value-type="float">
            <text:p>3 822,29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4-02" calcext:value-type="date">
            <text:p>2010-04-02</text:p>
          </table:table-cell>
          <table:table-cell table:style-name="ce3" office:value-type="float" office:value="344252.43" calcext:value-type="float">
            <text:p>344 252,43</text:p>
          </table:table-cell>
          <table:table-cell table:style-name="ce3" office:value-type="float" office:value="3421.31" calcext:value-type="float">
            <text:p>3 421,31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4-03" calcext:value-type="date">
            <text:p>2010-04-03</text:p>
          </table:table-cell>
          <table:table-cell table:style-name="ce3" office:value-type="float" office:value="335472.88" calcext:value-type="float">
            <text:p>335 472,88</text:p>
          </table:table-cell>
          <table:table-cell table:style-name="ce3" office:value-type="float" office:value="5643.89" calcext:value-type="float">
            <text:p>5 643,89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4-05" calcext:value-type="date">
            <text:p>2010-04-05</text:p>
          </table:table-cell>
          <table:table-cell table:style-name="ce3" office:value-type="float" office:value="428951.51" calcext:value-type="float">
            <text:p>428 951,51</text:p>
          </table:table-cell>
          <table:table-cell table:style-name="ce3" office:value-type="float" office:value="10903.7" calcext:value-type="float">
            <text:p>10 903,70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4-06" calcext:value-type="date">
            <text:p>2010-04-06</text:p>
          </table:table-cell>
          <table:table-cell table:style-name="ce3" office:value-type="float" office:value="369730.93" calcext:value-type="float">
            <text:p>369 730,93</text:p>
          </table:table-cell>
          <table:table-cell table:style-name="ce3" office:value-type="float" office:value="4926.46" calcext:value-type="float">
            <text:p>4 926,46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01" calcext:value-type="date">
            <text:p>2010-05-01</text:p>
          </table:table-cell>
          <table:table-cell table:style-name="ce3" office:value-type="float" office:value="456664.98" calcext:value-type="float">
            <text:p>456 664,98</text:p>
          </table:table-cell>
          <table:table-cell table:style-name="ce3" office:value-type="float" office:value="8266.93" calcext:value-type="float">
            <text:p>8 266,93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02" calcext:value-type="date">
            <text:p>2010-05-02</text:p>
          </table:table-cell>
          <table:table-cell table:style-name="ce3" office:value-type="float" office:value="368740.12" calcext:value-type="float">
            <text:p>368 740,12</text:p>
          </table:table-cell>
          <table:table-cell table:style-name="ce3" office:value-type="float" office:value="9708.8" calcext:value-type="float">
            <text:p>9 708,80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03" calcext:value-type="date">
            <text:p>2010-05-03</text:p>
          </table:table-cell>
          <table:table-cell table:style-name="ce3" office:value-type="float" office:value="536509.34" calcext:value-type="float">
            <text:p>536 509,34</text:p>
          </table:table-cell>
          <table:table-cell table:style-name="ce3" office:value-type="float" office:value="8154.88" calcext:value-type="float">
            <text:p>8 154,88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04" calcext:value-type="date">
            <text:p>2010-05-04</text:p>
          </table:table-cell>
          <table:table-cell table:style-name="ce3" office:value-type="float" office:value="401269.64" calcext:value-type="float">
            <text:p>401 269,64</text:p>
          </table:table-cell>
          <table:table-cell table:style-name="ce3" office:value-type="float" office:value="6404.94" calcext:value-type="float">
            <text:p>6 404,94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05" calcext:value-type="date">
            <text:p>2010-05-05</text:p>
          </table:table-cell>
          <table:table-cell table:style-name="ce3" office:value-type="float" office:value="442195.23" calcext:value-type="float">
            <text:p>442 195,23</text:p>
          </table:table-cell>
          <table:table-cell table:style-name="ce3" office:value-type="float" office:value="8918.82" calcext:value-type="float">
            <text:p>8 918,82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06" calcext:value-type="date">
            <text:p>2010-05-06</text:p>
          </table:table-cell>
          <table:table-cell table:style-name="ce3" office:value-type="float" office:value="336595.82" calcext:value-type="float">
            <text:p>336 595,82</text:p>
          </table:table-cell>
          <table:table-cell table:style-name="ce3" office:value-type="float" office:value="5621.17" calcext:value-type="float">
            <text:p>5 621,17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08" calcext:value-type="date">
            <text:p>2010-05-08</text:p>
          </table:table-cell>
          <table:table-cell table:style-name="ce3" office:value-type="float" office:value="562078.17" calcext:value-type="float">
            <text:p>562 078,17</text:p>
          </table:table-cell>
          <table:table-cell table:style-name="ce3" office:value-type="float" office:value="18893.38" calcext:value-type="float">
            <text:p>18 893,38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09" calcext:value-type="date">
            <text:p>2010-05-09</text:p>
          </table:table-cell>
          <table:table-cell table:style-name="ce3" office:value-type="float" office:value="518268.93" calcext:value-type="float">
            <text:p>518 268,93</text:p>
          </table:table-cell>
          <table:table-cell table:style-name="ce3" office:value-type="float" office:value="7908.88" calcext:value-type="float">
            <text:p>7 908,88</text:p>
          </table:table-cell>
          <table:table-cell office:value-type="string" calcext:value-type="string">
            <text:p>black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10" calcext:value-type="date">
            <text:p>2010-05-10</text:p>
          </table:table-cell>
          <table:table-cell table:style-name="ce3" office:value-type="float" office:value="486418.59" calcext:value-type="float">
            <text:p>486 418,59</text:p>
          </table:table-cell>
          <table:table-cell table:style-name="ce3" office:value-type="float" office:value="7153.21" calcext:value-type="float">
            <text:p>7 153,21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11" calcext:value-type="date">
            <text:p>2010-05-11</text:p>
          </table:table-cell>
          <table:table-cell table:style-name="ce3" office:value-type="float" office:value="347329.53" calcext:value-type="float">
            <text:p>347 329,53</text:p>
          </table:table-cell>
          <table:table-cell table:style-name="ce3" office:value-type="float" office:value="5851.24" calcext:value-type="float">
            <text:p>5 851,24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12" calcext:value-type="date">
            <text:p>2010-05-12</text:p>
          </table:table-cell>
          <table:table-cell table:style-name="ce3" office:value-type="float" office:value="508030.3" calcext:value-type="float">
            <text:p>508 030,30</text:p>
          </table:table-cell>
          <table:table-cell table:style-name="ce3" office:value-type="float" office:value="12451.72" calcext:value-type="float">
            <text:p>12 451,72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13" calcext:value-type="date">
            <text:p>2010-05-13</text:p>
          </table:table-cell>
          <table:table-cell table:style-name="ce3" office:value-type="float" office:value="462075.33" calcext:value-type="float">
            <text:p>462 075,33</text:p>
          </table:table-cell>
          <table:table-cell table:style-name="ce3" office:value-type="float" office:value="10025.5" calcext:value-type="float">
            <text:p>10 025,50</text:p>
          </table:table-cell>
          <table:table-cell office:value-type="string" calcext:value-type="string">
            <text:p>blue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14" calcext:value-type="date">
            <text:p>2010-05-14</text:p>
          </table:table-cell>
          <table:table-cell table:style-name="ce3" office:value-type="float" office:value="339568.68" calcext:value-type="float">
            <text:p>339 568,68</text:p>
          </table:table-cell>
          <table:table-cell table:style-name="ce3" office:value-type="float" office:value="3984.14" calcext:value-type="float">
            <text:p>3 984,14</text:p>
          </table:table-cell>
          <table:table-cell office:value-type="string" calcext:value-type="string">
            <text:p>yellow</text:p>
          </table:table-cell>
          <table:table-cell table:number-columns-repeated="955"/>
        </table:table-row>
        <table:table-row table:style-name="ro1">
          <table:table-cell table:style-name="ce2" office:value-type="date" office:date-value="2010-05-15" calcext:value-type="date">
            <text:p>2010-05-15</text:p>
          </table:table-cell>
          <table:table-cell table:style-name="ce3" office:value-type="float" office:value="237858.64" calcext:value-type="float">
            <text:p>237 858,64</text:p>
          </table:table-cell>
          <table:table-cell table:style-name="ce3" office:value-type="float" office:value="6829.13" calcext:value-type="float">
            <text:p>6 829,13</text:p>
          </table:table-cell>
          <table:table-cell office:value-type="string" calcext:value-type="string">
            <text:p>pink</text:p>
          </table:table-cell>
          <table:table-cell table:number-columns-repeated="955"/>
        </table:table-row>
        <table:table-row table:style-name="ro1" table:number-rows-repeated="1048474">
          <table:table-cell table:number-columns-repeated="959"/>
        </table:table-row>
        <table:table-row table:style-name="ro1">
          <table:table-cell table:number-columns-repeated="9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number-style style:name="N10000" number:language="pl" number:country="PL">
      <number:number number:min-integer-digits="1"/>
    </number:number-style>
    <number:number-style style:name="N113">
      <number:number number:decimal-places="2" loext:min-decimal-places="2" number:min-integer-digits="1" number:grouping="true"/>
      <number:text> zł</number:text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0:14:41.39605189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transactions" style:display-name="PageStyle_trans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KMstat</meta:initial-creator>
    <meta:creation-date>2011-11-11T11:11:11</meta:creation-date>
    <dc:date>2020-08-31T10:16:47.317658813</dc:date>
    <meta:generator>LibreOffice/6.4.2.2$Linux_X86_64 LibreOffice_project/40$Build-2</meta:generator>
    <meta:editing-duration>PT2M6S</meta:editing-duration>
    <meta:editing-cycles>2</meta:editing-cycles>
    <meta:document-statistic meta:table-count="1" meta:cell-count="404" meta:object-count="0"/>
    <meta:user-defined meta:name="AppVersion">14.0300</meta:user-defined>
    <meta:user-defined meta:name="Company">MKM systems sp. z o.o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